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7]-[.F1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8]-[.F1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9]-[.F1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20]-[.F20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NF 13288 - mens. 08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21]-[.F21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21])" office:value-type="float" office:value="2000" calcext:value-type="float">
            <text:p>2.0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9.746757573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9.7492376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1T14:08:00.585990174</dc:date>
    <dc:language>pt-PT</dc:language>
    <meta:editing-cycles>600</meta:editing-cycles>
    <meta:editing-duration>PT15H44M30S</meta:editing-duration>
    <meta:document-statistic meta:table-count="1" meta:cell-count="148" meta:object-count="0"/>
    <meta:user-defined meta:name="Info 0"/>
    <meta:user-defined meta:name="Info 1"/>
    <meta:user-defined meta:name="Info 2"/>
    <meta:user-defined meta:name="Info 3"/>
  </office:meta>
</office:document-meta>
</file>